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text-align="center" style:justify-single-word="false"/>
      <style:text-properties fo:font-size="12pt" style:text-underline-style="solid" style:text-underline-width="auto" style:text-underline-color="font-color" style:font-size-asian="12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fo:text-align="justify" style:justify-single-word="false"/>
      <style:text-properties officeooo:rsid="0010354b" officeooo:paragraph-rsid="0010354b"/>
    </style:style>
    <style:style style:name="P5" style:family="paragraph" style:parent-style-name="Standard">
      <style:paragraph-properties fo:margin-top="0cm" fo:margin-bottom="0cm" style:contextual-spacing="false"/>
      <style:text-properties officeooo:rsid="00117f50" officeooo:paragraph-rsid="00117f50"/>
    </style:style>
    <style:style style:name="P6" style:family="paragraph" style:parent-style-name="Standard">
      <style:paragraph-properties fo:margin-top="0cm" fo:margin-bottom="0cm" style:contextual-spacing="false" fo:text-align="justify" style:justify-single-word="false"/>
      <style:text-properties officeooo:rsid="00117f50" officeooo:paragraph-rsid="00117f50"/>
    </style:style>
    <style:style style:name="P7" style:family="paragraph" style:parent-style-name="Standard">
      <style:paragraph-properties fo:margin-top="0cm" fo:margin-bottom="0cm" style:contextual-spacing="false"/>
      <style:text-properties officeooo:rsid="00135a13" officeooo:paragraph-rsid="00135a13"/>
    </style:style>
    <style:style style:name="P8" style:family="paragraph" style:parent-style-name="Standard">
      <style:paragraph-properties fo:margin-top="0cm" fo:margin-bottom="0cm" style:contextual-spacing="false" fo:text-align="justify" style:justify-single-word="false"/>
      <style:text-properties officeooo:rsid="001ee97a" officeooo:paragraph-rsid="00117f50"/>
    </style:style>
    <style:style style:name="P9" style:family="paragraph" style:parent-style-name="Title" style:master-page-name="Standard">
      <style:paragraph-properties style:page-number="auto"/>
    </style:style>
    <style:style style:name="T1" style:family="text">
      <style:text-properties officeooo:rsid="00117f50"/>
    </style:style>
    <style:style style:name="T2" style:family="text">
      <style:text-properties officeooo:rsid="00151a0c"/>
    </style:style>
    <style:style style:name="T3" style:family="text">
      <style:text-properties officeooo:rsid="00162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de projet LO41</text:p>
      <text:p text:style-name="Title">Mise en place méthode Kanban en C</text:p>
      <text:p text:style-name="P2"/>
      <text:h text:style-name="Heading_20_1" text:outline-level="1">1_ Cahier des charges</text:h>
      <text:p text:style-name="P1"/>
      <text:p text:style-name="P4"><text:tab/>L'objectif de ce projet est d'implémenter la méthode Kanban <text:span text:style-name="T1">dans un programme C.</text:span></text:p>
      <text:p text:style-name="P4"><text:tab/><text:span text:style-name="T2">Il s'agit d'obtenir un produit finit après plusieurs étape de fabrications nécessitant une chaîne de production.</text:span></text:p>
      <text:p text:style-name="P6"><text:tab/>Le programme doit être capable de gérer la synchronisation entre <text:span text:style-name="T2">les différents</text:span> postes de travail.</text:p>
      <text:p text:style-name="P6"><text:tab/><text:span text:style-name="T3">Un poste de travail possède un stock composé de plusieurs conteneurs. Lorsque un poste de travail est réveillé par le tableau de lancement, il doit utiliser les pièces de ses conteneurs afin de fabriquer d'autres pièces destiné au poste de travail en aval. Lorsqu'une pièce d'un de ses conteneurs en stock est consommé, une carte magnétique (comportant entre autre la référence de la pièce dans le conteneur d'où elle provient, le nom du poste de travail...) est envoyé à sa boite au lettre qui sera ensuite ramassée par un homme flux. L'homme flux envoi toutes les cartes au tableau de lancement qui lui se chargera de réveiller les postes de travail en amont(les fournisseurs) de chaque carte magnétique.</text:span></text:p>
      <text:p text:style-name="P8"/>
      <text:h text:style-name="Heading_20_1" text:outline-level="1">2_ <text:bookmark-start text:name="_Toc405879372"/>Analyse et modélisation<text:bookmark-end text:name="_Toc405879372"/></text:h>
      <text:p text:style-name="P1"/>
      <text:p text:style-name="P1">Réseau de Petri d’un poste de travail :</text:p>
      <text:p text:style-name="P1"/>
      <text:p text:style-name="P7">Réseau de Petri du tableau de lancement :</text:p>
      <text:p text:style-name="P7"/>
      <text:p text:style-name="P7">Réseau de Petri de l'homme flux :</text:p>
      <text:p text:style-name="P1"/>
      <text:h text:style-name="Heading_20_1" text:outline-level="1">Conception, mise en œuvre et implémentation</text:h>
      <text:p text:style-name="P1"/>
      <text:p text:style-name="P1">Résolution de certains<text:bookmark text:name="_GoBack"/> problèmes, comme la synchronisation entre les postes, la gestion des stocks dans les containers…</text:p>
      <text:p text:style-name="P1"/>
      <text:p text:style-name="P5"><text:soft-page-break/>Nous avons choisi de mettre en place un moniteur, par conséquent d'utiliser des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padding-left="0cm" fo:padding-right="0cm" fo:padding-top="0cm" fo:padding-bottom="0.035cm" fo:border-left="none" fo:border-right="none" fo:border-top="none" fo:border-bottom="0.51pt solid #943634" fo:keep-with-next="always"/>
      <style:text-properties fo:color="#1f497d"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1f497d"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Standard">Rapport de projet LO41 – Mise en place méthode Kanban en C</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BARA</meta:initial-creator>
    <meta:editing-cycles>18</meta:editing-cycles>
    <meta:creation-date>2014-12-14T11:56:00</meta:creation-date>
    <dc:date>2014-12-30T22:47:03.213399917</dc:date>
    <meta:editing-duration>PT1H15M8S</meta:editing-duration>
    <meta:generator>LibreOffice/4.2.6.3$Linux_X86_64 LibreOffice_project/420m0$Build-3</meta:generator>
    <meta:document-statistic meta:table-count="0" meta:image-count="0" meta:object-count="0" meta:page-count="2" meta:paragraph-count="15" meta:word-count="252" meta:character-count="1523" meta:non-whitespace-character-count="12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